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8H52M00S" calcext:value-type="time">
            <text:p>108:52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rious design fixes, popup patterns, show error messages frontend</text:p>
          </table:table-cell>
          <table:table-cell table:formula="of:=[.C38]-[.B3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Frontend refactor and API error messages</text:p>
          </table:table-cell>
          <table:table-cell table:formula="of:=[.C39]-[.B39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Many Validation fixes and final method editAd</text:p>
          </table:table-cell>
          <table:table-cell table:formula="of:=[.C40]-[.B4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Frontend refactor and API error messages</text:p>
          </table:table-cell>
          <table:table-cell table:formula="of:=[.C41]-[.B41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Main public POST method generateSession</text:p>
          </table:table-cell>
          <table:table-cell table:formula="of:=[.C42]-[.B4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05M00S" calcext:value-type="time">
            <text:p>17:05:00</text:p>
          </table:table-cell>
          <table:table-cell office:value-type="string" calcext:value-type="string">
            <text:p>Main public GET method getAds</text:p>
          </table:table-cell>
          <table:table-cell table:formula="of:=[.C43]-[.B4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Public API adjustments</text:p>
          </table:table-cell>
          <table:table-cell table:formula="of:=[.C44]-[.B44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Debugging queries</text:p>
          </table:table-cell>
          <table:table-cell table:formula="of:=[.C45]-[.B4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GeneratePrize WORKS!</text:p>
          </table:table-cell>
          <table:table-cell table:formula="of:=[.C46]-[.B46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Backend Cookies</text:p>
          </table:table-cell>
          <table:table-cell table:formula="of:=[.C47]-[.B47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Better validation middleware</text:p>
          </table:table-cell>
          <table:table-cell table:formula="of:=[.C48]-[.B4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21H50M00S" calcext:value-type="time">
            <text:p>21:50:00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Fix prizes probability</text:p>
          </table:table-cell>
          <table:table-cell table:formula="of:=[.C49]-[.B49]" office:value-type="time" office:time-value="PT01H25M00S" calcext:value-type="time">
            <text:p>01:25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Schedule resetPrizes jobs</text:p>
          </table:table-cell>
          <table:table-cell table:formula="of:=[.C50]-[.B50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1H20M00S" calcext:value-type="time">
            <text:p>11:2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Login Cookies public frontend</text:p>
          </table:table-cell>
          <table:table-cell table:formula="of:=[.C51]-[.B51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Login Cookies public frontend</text:p>
          </table:table-cell>
          <table:table-cell table:formula="of:=[.C52]-[.B52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Change validation, frontendCookies, requests and refactors</text:p>
          </table:table-cell>
          <table:table-cell table:formula="of:=[.C53]-[.B53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5H35M00S" calcext:value-type="time">
            <text:p>15:35:00</text:p>
          </table:table-cell>
          <table:table-cell office:value-type="time" office:time-value="PT16H26M00S" calcext:value-type="time">
            <text:p>16:26:00</text:p>
          </table:table-cell>
          <table:table-cell office:value-type="string" calcext:value-type="string">
            <text:p>Trying to find library for roulette animation</text:p>
          </table:table-cell>
          <table:table-cell table:formula="of:=[.C54]-[.B54]" office:value-type="time" office:time-value="PT00H51M00S" calcext:value-type="time">
            <text:p>00:51:00</text:p>
          </table:table-cell>
          <table:table-cell table:number-columns-repeated="2"/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Roulette switch pages and getAds method</text:p>
          </table:table-cell>
          <table:table-cell table:formula="of:=[.C55]-[.B55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fix styles, job timing and setPixKey Session</text:p>
          </table:table-cell>
          <table:table-cell table:formula="of:=[.C56]-[.B56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lidação com cliente</text:p>
          </table:table-cell>
          <table:table-cell table:formula="of:=[.C57]-[.B57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Roulette tip</text:p>
          </table:table-cell>
          <table:table-cell table:formula="of:=[.C58]-[.B58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6H05M00S" calcext:value-type="time">
            <text:p>16:05:00</text:p>
          </table:table-cell>
          <table:table-cell table:style-name="ce3" office:value-type="string" calcext:value-type="string">
            <text:p>Roulette animation</text:p>
          </table:table-cell>
          <table:table-cell table:formula="of:=[.C59]-[.B59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6H10M00S" calcext:value-type="time">
            <text:p>16:1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Update Pix Key</text:p>
          </table:table-cell>
          <table:table-cell table:formula="of:=[.C60]-[.B60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Various fixes and looking for an geotranslator API</text:p>
          </table:table-cell>
          <table:table-cell table:formula="of:=[.C61]-[.B61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4H20M00S" calcext:value-type="time">
            <text:p>14:2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Add sounds and optimize assets</text:p>
          </table:table-cell>
          <table:table-cell table:formula="of:=[.C62]-[.B6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 office:value-type="time" office:time-value="PT18H50M00S" calcext:value-type="time">
            <text:p>18:5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Fix ads not showing and msg errors</text:p>
          </table:table-cell>
          <table:table-cell table:formula="of:=[.C63]-[.B63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Google API integration and minor fixes</text:p>
          </table:table-cell>
          <table:table-cell table:formula="of:=[.C64]-[.B64]" office:value-type="time" office:time-value="PT03H00M00S" calcext:value-type="time">
            <text:p>03:00:00</text:p>
          </table:table-cell>
          <table:table-cell table:number-columns-repeated="2"/>
        </table:table-row>
        <table:table-row table:style-name="ro1">
          <table:table-cell office:value-type="date" office:date-value="2022-02-03" calcext:value-type="date">
            <text:p>03/02/22</text:p>
          </table:table-cell>
          <table:table-cell office:value-type="time" office:time-value="PT19H10M00S" calcext:value-type="time">
            <text:p>19:10:00</text:p>
          </table:table-cell>
          <table:table-cell office:value-type="time" office:time-value="PT19H35M00S" calcext:value-type="time">
            <text:p>19:35:00</text:p>
          </table:table-cell>
          <table:table-cell office:value-type="string" calcext:value-type="string">
            <text:p>Production frontend build</text:p>
          </table:table-cell>
          <table:table-cell table:formula="of:=[.C65]-[.B65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2-04" calcext:value-type="date">
            <text:p>04/02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Create production database and deploy API, domain names</text:p>
          </table:table-cell>
          <table:table-cell table:formula="of:=[.C66]-[.B66]" office:value-type="time" office:time-value="PT03H45M00S" calcext:value-type="time">
            <text:p>03:45:00</text:p>
          </table:table-cell>
          <table:table-cell table:number-columns-repeated="2"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Trying to fix react-router on production</text:p>
          </table:table-cell>
          <table:table-cell table:formula="of:=[.C67]-[.B67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Fixing react-router on production</text:p>
          </table:table-cell>
          <table:table-cell table:formula="of:=[.C68]-[.B68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Minor fixes for production API and Frontend. DONE!</text:p>
          </table:table-cell>
          <table:table-cell table:formula="of:=[.C69]-[.B6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2-20" calcext:value-type="date">
            <text:p>20/02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Create table and methods for updating the probability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2-20" calcext:value-type="date">
            <text:p>20/02/22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10M00S" calcext:value-type="time">
            <text:p>20:10:00</text:p>
          </table:table-cell>
          <table:table-cell office:value-type="string" calcext:value-type="string">
            <text:p>Re-calculate probability equation isolating desired probability</text:p>
          </table:table-cell>
          <table:table-cell table:formula="of:=[.C71]-[.B71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2-22" calcext:value-type="date">
            <text:p>22/02/22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Frontend admin page, remove text from public pages and publish</text:p>
          </table:table-cell>
          <table:table-cell table:formula="of:=[.C72]-[.B72]" office:value-type="time" office:time-value="PT03H00M00S" calcext:value-type="time">
            <text:p>03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1:05:52.39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2-23T11:06:38.335000000</dc:date>
    <meta:editing-duration>P6DT4H37M38S</meta:editing-duration>
    <meta:editing-cycles>98</meta:editing-cycles>
    <meta:generator>LibreOffice/7.2.4.1$Windows_X86_64 LibreOffice_project/27d75539669ac387bb498e35313b970b7fe9c4f9</meta:generator>
    <meta:document-statistic meta:table-count="1" meta:cell-count="361" meta:object-count="0"/>
  </office:meta>
</office:document-meta>
</file>